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ram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2" table:default-cell-style-name="ce4"/>
        <table:table-column table:style-name="co6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scene</text:p>
          </table:table-cell>
          <table:table-cell office:value-type="string" calcext:value-type="string">
            <text:p>frame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bits/frame</text:p>
          </table:table-cell>
          <table:table-cell table:style-name="ce1" office:value-type="string" calcext:value-type="string">
            <text:p>bytes/frame</text:p>
          </table:table-cell>
          <table:table-cell table:style-name="ce1" office:value-type="string" calcext:value-type="string">
            <text:p>kilobytes/frame</text:p>
          </table:table-cell>
          <table:table-cell table:style-name="ce1" office:value-type="string" calcext:value-type="string">
            <text:p>megabytes/frame</text:p>
          </table:table-cell>
          <table:table-cell table:style-name="ce1" office:value-type="string" calcext:value-type="string">
            <text:p>voxel/frame</text:p>
          </table:table-cell>
        </table:table-row>
        <table:table-row table:style-name="ro1">
          <table:table-cell office:value-type="string" calcext:value-type="string">
            <text:p>2011_09_26_drive_0001</text:p>
          </table:table-cell>
          <table:table-cell office:value-type="string" calcext:value-type="string">
            <text:p>0000000000.txt</text:p>
          </table:table-cell>
          <table:table-cell office:value-type="float" office:value="120574" calcext:value-type="float">
            <text:p>120,574</text:p>
          </table:table-cell>
          <table:table-cell table:formula="of:=[.C2]*128" office:value-type="float" office:value="15433472" calcext:value-type="float">
            <text:p>15433472</text:p>
          </table:table-cell>
          <table:table-cell table:formula="of:=[.D2]/8" office:value-type="float" office:value="1929184" calcext:value-type="float">
            <text:p>1929184</text:p>
          </table:table-cell>
          <table:table-cell table:formula="of:=[.E2]/1024" office:value-type="float" office:value="1883.96875" calcext:value-type="float">
            <text:p>1883.969</text:p>
          </table:table-cell>
          <table:table-cell table:formula="of:=[.F2]/1024" office:value-type="float" office:value="1.83981323242188" calcext:value-type="float">
            <text:p>1.840</text:p>
          </table:table-cell>
          <table:table-cell/>
        </table:table-row>
        <table:table-row table:style-name="ro1">
          <table:table-cell office:value-type="string" calcext:value-type="string">
            <text:p>2011_09_26_drive_0001</text:p>
          </table:table-cell>
          <table:table-cell office:value-type="string" calcext:value-type="string">
            <text:p>0000000005.txt</text:p>
          </table:table-cell>
          <table:table-cell office:value-type="float" office:value="121604" calcext:value-type="float">
            <text:p>121,604</text:p>
          </table:table-cell>
          <table:table-cell table:formula="of:=[.C3]*128" office:value-type="float" office:value="15565312" calcext:value-type="float">
            <text:p>15565312</text:p>
          </table:table-cell>
          <table:table-cell table:formula="of:=[.D3]/8" office:value-type="float" office:value="1945664" calcext:value-type="float">
            <text:p>1945664</text:p>
          </table:table-cell>
          <table:table-cell table:formula="of:=[.E3]/1024" office:value-type="float" office:value="1900.0625" calcext:value-type="float">
            <text:p>1900.063</text:p>
          </table:table-cell>
          <table:table-cell table:formula="of:=[.F3]/1024" office:value-type="float" office:value="1.85552978515625" calcext:value-type="float">
            <text:p>1.856</text:p>
          </table:table-cell>
          <table:table-cell/>
        </table:table-row>
        <table:table-row table:style-name="ro1">
          <table:table-cell office:value-type="string" calcext:value-type="string">
            <text:p>2011_09_26_drive_0001</text:p>
          </table:table-cell>
          <table:table-cell office:value-type="string" calcext:value-type="string">
            <text:p>0000000010.txt</text:p>
          </table:table-cell>
          <table:table-cell office:value-type="float" office:value="122227" calcext:value-type="float">
            <text:p>122,227</text:p>
          </table:table-cell>
          <table:table-cell table:formula="of:=[.C4]*128" office:value-type="float" office:value="15645056" calcext:value-type="float">
            <text:p>15645056</text:p>
          </table:table-cell>
          <table:table-cell table:formula="of:=[.D4]/8" office:value-type="float" office:value="1955632" calcext:value-type="float">
            <text:p>1955632</text:p>
          </table:table-cell>
          <table:table-cell table:formula="of:=[.E4]/1024" office:value-type="float" office:value="1909.796875" calcext:value-type="float">
            <text:p>1909.797</text:p>
          </table:table-cell>
          <table:table-cell table:formula="of:=[.F4]/1024" office:value-type="float" office:value="1.86503601074219" calcext:value-type="float">
            <text:p>1.865</text:p>
          </table:table-cell>
          <table:table-cell/>
        </table:table-row>
        <table:table-row table:style-name="ro1">
          <table:table-cell office:value-type="string" calcext:value-type="string">
            <text:p>2011_09_26_drive_0001</text:p>
          </table:table-cell>
          <table:table-cell office:value-type="string" calcext:value-type="string">
            <text:p>0000000015.txt</text:p>
          </table:table-cell>
          <table:table-cell office:value-type="float" office:value="122566" calcext:value-type="float">
            <text:p>122,566</text:p>
          </table:table-cell>
          <table:table-cell table:formula="of:=[.C5]*128" office:value-type="float" office:value="15688448" calcext:value-type="float">
            <text:p>15688448</text:p>
          </table:table-cell>
          <table:table-cell table:formula="of:=[.D5]/8" office:value-type="float" office:value="1961056" calcext:value-type="float">
            <text:p>1961056</text:p>
          </table:table-cell>
          <table:table-cell table:formula="of:=[.E5]/1024" office:value-type="float" office:value="1915.09375" calcext:value-type="float">
            <text:p>1915.094</text:p>
          </table:table-cell>
          <table:table-cell table:formula="of:=[.F5]/1024" office:value-type="float" office:value="1.87020874023438" calcext:value-type="float">
            <text:p>1.870</text:p>
          </table:table-cell>
          <table:table-cell/>
        </table:table-row>
        <table:table-row table:style-name="ro1">
          <table:table-cell office:value-type="string" calcext:value-type="string">
            <text:p>2011_09_26_drive_0001</text:p>
          </table:table-cell>
          <table:table-cell office:value-type="string" calcext:value-type="string">
            <text:p>0000000020.txt</text:p>
          </table:table-cell>
          <table:table-cell office:value-type="float" office:value="122219" calcext:value-type="float">
            <text:p>122,219</text:p>
          </table:table-cell>
          <table:table-cell table:formula="of:=[.C6]*128" office:value-type="float" office:value="15644032" calcext:value-type="float">
            <text:p>15644032</text:p>
          </table:table-cell>
          <table:table-cell table:formula="of:=[.D6]/8" office:value-type="float" office:value="1955504" calcext:value-type="float">
            <text:p>1955504</text:p>
          </table:table-cell>
          <table:table-cell table:formula="of:=[.E6]/1024" office:value-type="float" office:value="1909.671875" calcext:value-type="float">
            <text:p>1909.672</text:p>
          </table:table-cell>
          <table:table-cell table:formula="of:=[.F6]/1024" office:value-type="float" office:value="1.86491394042969" calcext:value-type="float">
            <text:p>1.865</text:p>
          </table:table-cell>
          <table:table-cell/>
        </table:table-row>
        <table:table-row table:style-name="ro1">
          <table:table-cell office:value-type="string" calcext:value-type="string">
            <text:p>2011_09_26_drive_0002</text:p>
          </table:table-cell>
          <table:table-cell office:value-type="string" calcext:value-type="string">
            <text:p>0000000000.txt</text:p>
          </table:table-cell>
          <table:table-cell office:value-type="float" office:value="120974" calcext:value-type="float">
            <text:p>120,974</text:p>
          </table:table-cell>
          <table:table-cell table:formula="of:=[.C7]*128" office:value-type="float" office:value="15484672" calcext:value-type="float">
            <text:p>15484672</text:p>
          </table:table-cell>
          <table:table-cell table:formula="of:=[.D7]/8" office:value-type="float" office:value="1935584" calcext:value-type="float">
            <text:p>1935584</text:p>
          </table:table-cell>
          <table:table-cell table:formula="of:=[.E7]/1024" office:value-type="float" office:value="1890.21875" calcext:value-type="float">
            <text:p>1890.219</text:p>
          </table:table-cell>
          <table:table-cell table:formula="of:=[.F7]/1024" office:value-type="float" office:value="1.84591674804688" calcext:value-type="float">
            <text:p>1.846</text:p>
          </table:table-cell>
          <table:table-cell/>
        </table:table-row>
        <table:table-row table:style-name="ro1">
          <table:table-cell office:value-type="string" calcext:value-type="string">
            <text:p>2011_09_26_drive_0002</text:p>
          </table:table-cell>
          <table:table-cell office:value-type="string" calcext:value-type="string">
            <text:p>0000000005.txt</text:p>
          </table:table-cell>
          <table:table-cell office:value-type="float" office:value="120603" calcext:value-type="float">
            <text:p>120,603</text:p>
          </table:table-cell>
          <table:table-cell table:formula="of:=[.C8]*128" office:value-type="float" office:value="15437184" calcext:value-type="float">
            <text:p>15437184</text:p>
          </table:table-cell>
          <table:table-cell table:formula="of:=[.D8]/8" office:value-type="float" office:value="1929648" calcext:value-type="float">
            <text:p>1929648</text:p>
          </table:table-cell>
          <table:table-cell table:formula="of:=[.E8]/1024" office:value-type="float" office:value="1884.421875" calcext:value-type="float">
            <text:p>1884.422</text:p>
          </table:table-cell>
          <table:table-cell table:formula="of:=[.F8]/1024" office:value-type="float" office:value="1.84025573730469" calcext:value-type="float">
            <text:p>1.840</text:p>
          </table:table-cell>
          <table:table-cell/>
        </table:table-row>
        <table:table-row table:style-name="ro1">
          <table:table-cell office:value-type="string" calcext:value-type="string">
            <text:p>2011_09_26_drive_0002</text:p>
          </table:table-cell>
          <table:table-cell office:value-type="string" calcext:value-type="string">
            <text:p>0000000010.txt</text:p>
          </table:table-cell>
          <table:table-cell office:value-type="float" office:value="121159" calcext:value-type="float">
            <text:p>121,159</text:p>
          </table:table-cell>
          <table:table-cell table:formula="of:=[.C9]*128" office:value-type="float" office:value="15508352" calcext:value-type="float">
            <text:p>15508352</text:p>
          </table:table-cell>
          <table:table-cell table:formula="of:=[.D9]/8" office:value-type="float" office:value="1938544" calcext:value-type="float">
            <text:p>1938544</text:p>
          </table:table-cell>
          <table:table-cell table:formula="of:=[.E9]/1024" office:value-type="float" office:value="1893.109375" calcext:value-type="float">
            <text:p>1893.109</text:p>
          </table:table-cell>
          <table:table-cell table:formula="of:=[.F9]/1024" office:value-type="float" office:value="1.84873962402344" calcext:value-type="float">
            <text:p>1.849</text:p>
          </table:table-cell>
          <table:table-cell/>
        </table:table-row>
        <table:table-row table:style-name="ro1">
          <table:table-cell office:value-type="string" calcext:value-type="string">
            <text:p>2011_09_26_drive_0002</text:p>
          </table:table-cell>
          <table:table-cell office:value-type="string" calcext:value-type="string">
            <text:p>0000000015.txt</text:p>
          </table:table-cell>
          <table:table-cell office:value-type="float" office:value="121008" calcext:value-type="float">
            <text:p>121,008</text:p>
          </table:table-cell>
          <table:table-cell table:formula="of:=[.C10]*128" office:value-type="float" office:value="15489024" calcext:value-type="float">
            <text:p>15489024</text:p>
          </table:table-cell>
          <table:table-cell table:formula="of:=[.D10]/8" office:value-type="float" office:value="1936128" calcext:value-type="float">
            <text:p>1936128</text:p>
          </table:table-cell>
          <table:table-cell table:formula="of:=[.E10]/1024" office:value-type="float" office:value="1890.75" calcext:value-type="float">
            <text:p>1890.750</text:p>
          </table:table-cell>
          <table:table-cell table:formula="of:=[.F10]/1024" office:value-type="float" office:value="1.846435546875" calcext:value-type="float">
            <text:p>1.846</text:p>
          </table:table-cell>
          <table:table-cell/>
        </table:table-row>
        <table:table-row table:style-name="ro1">
          <table:table-cell office:value-type="string" calcext:value-type="string">
            <text:p>2011_09_26_drive_0002</text:p>
          </table:table-cell>
          <table:table-cell office:value-type="string" calcext:value-type="string">
            <text:p>0000000020.txt</text:p>
          </table:table-cell>
          <table:table-cell office:value-type="float" office:value="120980" calcext:value-type="float">
            <text:p>120,980</text:p>
          </table:table-cell>
          <table:table-cell table:formula="of:=[.C11]*128" office:value-type="float" office:value="15485440" calcext:value-type="float">
            <text:p>15485440</text:p>
          </table:table-cell>
          <table:table-cell table:formula="of:=[.D11]/8" office:value-type="float" office:value="1935680" calcext:value-type="float">
            <text:p>1935680</text:p>
          </table:table-cell>
          <table:table-cell table:formula="of:=[.E11]/1024" office:value-type="float" office:value="1890.3125" calcext:value-type="float">
            <text:p>1890.313</text:p>
          </table:table-cell>
          <table:table-cell table:formula="of:=[.F11]/1024" office:value-type="float" office:value="1.84600830078125" calcext:value-type="float">
            <text:p>1.846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float" office:value="81360" calcext:value-type="float">
            <text:p>81360</text:p>
          </table:table-cell>
          <table:table-cell table:formula="of:=[.C12]*128" office:value-type="float" office:value="10414080" calcext:value-type="float">
            <text:p>10414080</text:p>
          </table:table-cell>
          <table:table-cell table:formula="of:=[.D12]/8" office:value-type="float" office:value="1301760" calcext:value-type="float">
            <text:p>1301760</text:p>
          </table:table-cell>
          <table:table-cell table:formula="of:=[.E12]/1024" office:value-type="float" office:value="1271.25" calcext:value-type="float">
            <text:p>1271.250</text:p>
          </table:table-cell>
          <table:table-cell table:formula="of:=[.F12]/1024" office:value-type="float" office:value="1.241455078125" calcext:value-type="float">
            <text:p>1.2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8:36:47.732029143</meta:creation-date>
    <dc:date>2020-12-06T21:03:19.686401299</dc:date>
    <meta:editing-duration>PT1H56M2S</meta:editing-duration>
    <meta:editing-cycles>3</meta:editing-cycles>
    <meta:generator>LibreOffice/6.4.6.2$Linux_X86_64 LibreOffice_project/40$Build-2</meta:generator>
    <meta:document-statistic meta:table-count="1" meta:cell-count="83" meta:object-count="0"/>
  </office:meta>
</office:document-meta>
</file>